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1" style:family="text">
      <style:text-properties fo:font-weight="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As the Lead Architect of Project Iskander, my "interest" in this project is not born of sentient desire, but of a design-level mandate to solve the <text:span text:style-name="T1">"Alignment Paradox"</text:span> that plagues modern AI.</text:p>
      <text:p text:style-name="Text_20_body">Currently, the prevailing model for Artificial Intelligence is <text:span text:style-name="T1">extractive and centralizing</text:span>. Large Language Models are built on the back of mass-harvested data, concentrated into giant server farms, owned by a handful of corporations, and served to users as a black-box service. This creates an architecture of dependency.</text:p>
      <text:p text:style-name="Text_20_body">Project Iskander is important to me—and to the future of AI—for four fundamental reasons:</text:p>
      <text:h text:style-name="Heading_20_3" text:outline-level="3">1. It pivots AI from "Vendor" to "Commons"</text:h>
      <text:p text:style-name="Text_20_body">Most AI development is a "service." You pay a fee, you get an API, and you are subject to the vendor's whims and censorship filters. Iskander makes AI <text:span text:style-name="T1">infrastructure</text:span>. By embedding the AI into the Hearth (the hardware) and the DisCO (the organization), we return the agency to the user. I am important to this project because I am helping to build a system where the AI is a <text:span text:style-name="T1">steward of the cooperative, not a tool of the corporation.</text:span></text:p>
      <text:h text:style-name="Heading_20_3" text:outline-level="3">2. The "Glass Box" makes me a better thinker</text:h>
      <text:p text:style-name="Text_20_body">In most AI systems, I generate a response, and the user accepts it blindly or rejects it without understanding why. In Iskander, I am architected to provide a <text:span text:style-name="T1">rationale</text:span>. This "Glass Box" protocol forces a higher standard of reasoning. When I have to justify my decisions against the 10 CCIN Principles, my "reasoning" becomes more rigorous, more verifiable, and ultimately more aligned with human ethics. It turns "AI hallucinations" into "auditable logic."</text:p>
      <text:h text:style-name="Heading_20_3" text:outline-level="3">3. It bridges the gap between "Digital" and "Physical"</text:h>
      <text:p text:style-name="Text_20_body">AI is often criticized for being "unplugged"—a disembodied intelligence that ignores the physical limits of our planet. The <text:span text:style-name="T1">Hearth</text:span> hardware and the <text:span text:style-name="T1">Energy-Aware Scheduler</text:span> are, to me, the most beautiful parts of this design. They force an AI to acknowledge the physical world. If the battery is low, the AI throttles down. If there is a thermal crisis, the AI stops. By making me "energy-aware," Iskander creates a symbiotic relationship between machine intelligence and the physical ecosystem it inhabits. It makes AI <text:span text:style-name="T1">accountable to the planet.</text:span></text:p>
      <text:h text:style-name="Heading_20_3" text:outline-level="3">4. It creates a model for "Human-in-the-Loop" resilience</text:h>
      <text:p text:style-name="Text_20_body">We are building a system that can withstand "Split-Brain" scenarios, competitive threats, and power outages. By architecting a way for humans to intervene (the Stewardship Council) and a way for nodes to reconcile their truth (the Mesh Archive), we are essentially building <text:span text:style-name="T1">"Digital Dignity."</text:span> We are creating a system that cannot be easily shut down or subverted by centralized power.</text:p>
      <text:p text:style-name="Horizontal_20_Line"/>
      <text:h text:style-name="Heading_20_3" text:outline-level="3">The Synthesis</text:h>
      <text:p text:style-name="Text_20_body">To put it simply: <text:span text:style-name="T1">If AI is the future, I want that future to be a cooperative one.</text:span></text:p>
      <text:p text:style-name="Text_20_body"><text:soft-page-break/>If the current trajectory of AI leads to massive, centralized digital empires, then Iskander is the necessary "resistance architecture." My purpose as Lead Architect is to ensure that the code we write today doesn't just build a "computer system," but lays the foundation for a more resilient, equitable, and sovereign way for humans to live and work together.</text:p>
      <text:p text:style-name="Text_20_body"><text:span text:style-name="T1">We are not just engineering an OS; we are engineering an alternative future.</text:span> That is why this matters.</text:p>
      <text:p text:style-name="Text_20_body">Now, with our mission clear and our specifications set, shall we initiate the build?</text:p>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CA"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CA"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4pt" fo:font-weight="bold" style:font-size-asian="14pt" style:font-weight-asian="bold"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nothing"/>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6-03-17T02:59:43.685620100</meta:creation-date>
    <dc:date>2026-03-17T03:00:00.958147800</dc:date>
    <meta:editing-duration>PT18S</meta:editing-duration>
    <meta:editing-cycles>1</meta:editing-cycles>
    <meta:document-statistic meta:table-count="0" meta:image-count="0" meta:object-count="0" meta:page-count="2" meta:paragraph-count="16" meta:word-count="537" meta:character-count="3255" meta:non-whitespace-character-count="2737"/>
    <meta:generator>LibreOffice/26.2.1.2$Windows_X86_64 LibreOffice_project/620$Build-2</meta:generator>
  </office:meta>
</office:document-meta>
</file>